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.51pt" svg:y="84.13pt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 processen</text:p>
          </table:table-cell>
          <table:table-cell office:value-type="string" calcext:value-type="string">
            <text:p>Tij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.3425" calcext:value-type="float">
            <text:p>953.3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.4325" calcext:value-type="float">
            <text:p>343.4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1.3259" calcext:value-type="float">
            <text:p>251.32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.5434" calcext:value-type="float">
            <text:p>211.5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1:57:46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8:20:54.090566283</meta:creation-date>
    <dc:date>2021-03-19T03:09:31.130000000</dc:date>
    <meta:editing-duration>PT2H5M22S</meta:editing-duration>
    <meta:editing-cycles>6</meta:editing-cycles>
    <meta:generator>LibreOffice/6.2.7.1$Windows_X86_64 LibreOffice_project/23edc44b61b830b7d749943e020e96f5a7df63bf</meta:generator>
    <meta:document-statistic meta:table-count="1" meta:cell-count="1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B5" chart:data-source-has-labels="column" svg:x="1.331cm" svg:y="0.18cm" svg:width="14.349cm" svg:height="7.659cm">
          <chartooo:coordinate-region svg:x="2.323cm" svg:y="0.379cm" svg:width="13.357cm" svg:height="6.813cm"/>
          <chart:axis chart:dimension="x" chart:name="primary-x" chart:style-name="ch3" chartooo:axis-type="auto">
            <chartooo:date-scale/>
            <chart:title svg:x="7.773cm" svg:y="8.019cm" chart:style-name="ch4">
              <text:p>n threads</text:p>
            </chart:title>
            <chart:categories table:cell-range-address="Sheet1.A2:Sheet1.A5"/>
          </chart:axis>
          <chart:axis chart:dimension="y" chart:name="primary-y" chart:style-name="ch5">
            <chart:title svg:x="0.451cm" svg:y="4.503cm" chart:style-name="ch6">
              <text:p>tijd (s)</text:p>
            </chart:title>
            <chart:grid chart:style-name="ch7" chart:class="major"/>
          </chart:axis>
          <chart:series chart:style-name="ch8" chart:values-cell-range-address="Sheet1.B2:Sheet1.B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953.3425">
                <text:p>953.3425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3.4325">
                <text:p>343.43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1.3259">
                <text:p>251.32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1.5434">
                <text:p>211.5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